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7f6b" officeooo:paragraph-rsid="00087f6b"/>
    </style:style>
    <style:style style:name="P2" style:family="paragraph" style:parent-style-name="Standard">
      <style:text-properties fo:font-weight="bold" officeooo:rsid="00087f6b" officeooo:paragraph-rsid="00087f6b" style:font-weight-asian="bold" style:font-weight-complex="bold"/>
    </style:style>
    <style:style style:name="P3" style:family="paragraph" style:parent-style-name="Standard">
      <style:text-properties fo:font-weight="bold" officeooo:rsid="00087f6b" officeooo:paragraph-rsid="000abe2c" style:font-weight-asian="bold" style:font-weight-complex="bold"/>
    </style:style>
    <style:style style:name="P4" style:family="paragraph" style:parent-style-name="Standard">
      <style:text-properties officeooo:rsid="000a4429" officeooo:paragraph-rsid="000a4429"/>
    </style:style>
    <style:style style:name="P5" style:family="paragraph" style:parent-style-name="Heading_20_2">
      <style:text-properties fo:font-size="12pt" fo:font-weight="normal" officeooo:rsid="00087f6b" officeooo:paragraph-rsid="000abe2c" style:font-size-asian="12pt" style:font-weight-asian="normal" style:font-size-complex="12pt" style:font-weight-complex="normal"/>
    </style:style>
    <style:style style:name="P6" style:family="paragraph" style:parent-style-name="Heading_20_3">
      <style:text-properties officeooo:paragraph-rsid="00132945"/>
    </style:style>
    <style:style style:name="P7" style:family="paragraph" style:parent-style-name="Standard">
      <style:text-properties fo:font-weight="normal" officeooo:rsid="000abe2c" officeooo:paragraph-rsid="000abe2c" style:font-weight-asian="normal" style:font-weight-complex="normal"/>
    </style:style>
    <style:style style:name="P8" style:family="paragraph" style:parent-style-name="Standard">
      <style:text-properties fo:font-weight="normal" officeooo:rsid="000b9616" officeooo:paragraph-rsid="000abe2c" style:font-weight-asian="normal" style:font-weight-complex="normal"/>
    </style:style>
    <style:style style:name="P9" style:family="paragraph" style:parent-style-name="Standard">
      <style:text-properties fo:font-weight="normal" officeooo:rsid="00087f6b" officeooo:paragraph-rsid="000abe2c" style:font-weight-asian="normal" style:font-weight-complex="normal"/>
    </style:style>
    <style:style style:name="P10" style:family="paragraph" style:parent-style-name="Standard">
      <style:text-properties fo:font-weight="bold" officeooo:rsid="00087f6b" officeooo:paragraph-rsid="000abe2c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32945"/>
    </style:style>
    <style:style style:name="T1" style:family="text">
      <style:text-properties officeooo:rsid="00098f14"/>
    </style:style>
    <style:style style:name="T2" style:family="text">
      <style:text-properties officeooo:rsid="000a4429"/>
    </style:style>
    <style:style style:name="T3" style:family="text">
      <style:text-properties officeooo:rsid="000abe2c"/>
    </style:style>
    <style:style style:name="T4" style:family="text">
      <style:text-properties officeooo:rsid="000b961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1_29-12-2025</text:p>
      <text:p text:style-name="P1"/>
      <text:p text:style-name="P4">Set_1</text:p>
      <text:p text:style-name="P1">using pthreds solve the following qps</text:p>
      <text:p text:style-name="P1">1. consider your own task where it is execute a single task, obseve the output</text:p>
      <text:p text:style-name="P1">2. similar to above qp create 5 different single task(3,4,5)</text:p>
      <text:p text:style-name="P1"/>
      <text:p text:style-name="P4">Set_2</text:p>
      <text:p text:style-name="P1"><text:span text:style-name="T2">1. </text:span>convert the single task qp into <text:span text:style-name="T1">multitask</text:span></text:p>
      <text:p text:style-name="P1"><text:s/>note- <text:s/>1. calculate the time to execution of task</text:p>
      <text:p text:style-name="P1"><text:tab/>2. any <text:s/>data which consider for <text:span text:style-name="T2">your</text:span> task it should be large value(1000)</text:p>
      <text:p text:style-name="P1"><text:tab/>3. dont use random function , <text:span text:style-name="T2">you</text:span> write the function <text:span text:style-name="T2">to </text:span>generate the data</text:p>
      <text:p text:style-name="P1"><text:s text:c="12"/>4. write small note on what do have observed</text:p>
      <text:p text:style-name="P1"/>
      <text:p text:style-name="P1"/>
      <text:p text:style-name="P3">Lab<text:span text:style-name="T3">2</text:span>_<text:span text:style-name="T3">5</text:span>-<text:span text:style-name="T3">01</text:span>-202<text:span text:style-name="T3">6</text:span></text:p>
      <text:p text:style-name="P3"/>
      <text:h text:style-name="P5" text:outline-level="2">Write a Multithreaded Program (WAMP) for the following:</text:h>
      <text:list xml:id="list1326033515" text:style-name="L1">
        <text:list-item>
          <text:p text:style-name="P12"><text:span text:style-name="Strong_20_Emphasis"><text:span text:style-name="T7">Multiply every element of an array by a constant number.</text:span></text:span><text:span text:style-name="T7"><text:line-break/>Create </text:span><text:span text:style-name="Strong_20_Emphasis"><text:span text:style-name="T7">4 threads</text:span></text:span><text:span text:style-name="T7"> and </text:span><text:span text:style-name="Strong_20_Emphasis"><text:span text:style-name="T7">print the thread number with each multiplication</text:span></text:span><text:span text:style-name="T7"> performed.</text:span></text:p>
        </text:list-item>
        <text:list-item>
          <text:p text:style-name="P11"><text:span text:style-name="Strong_20_Emphasis"><text:span text:style-name="T7">Add two arrays using multithreading.</text:span></text:span><text:span text:style-name="T7"><text:line-break/>Create </text:span><text:span text:style-name="Strong_20_Emphasis"><text:span text:style-name="T7">4 threads</text:span></text:span><text:span text:style-name="T7"> and </text:span><text:span text:style-name="Strong_20_Emphasis"><text:span text:style-name="T7">print the thread number with each computation</text:span></text:span><text:span text:style-name="T7"> performed.</text:span></text:p>
        </text:list-item>
        <text:list-item>
          <text:p text:style-name="P11"><text:span text:style-name="Strong_20_Emphasis"><text:span text:style-name="T7">Create two functions</text:span></text:span><text:span text:style-name="T7">:</text:span></text:p>
          <text:list>
            <text:list-item>
              <text:p text:style-name="P11"><text:span text:style-name="T7">one function to </text:span><text:span text:style-name="Strong_20_Emphasis"><text:span text:style-name="T7">add two arrays</text:span></text:span><text:span text:style-name="T7">,</text:span></text:p>
            </text:list-item>
            <text:list-item>
              <text:p text:style-name="P11"><text:span text:style-name="T7">another function to </text:span><text:span text:style-name="Strong_20_Emphasis"><text:span text:style-name="T7">multiply two arrays</text:span></text:span><text:span text:style-name="T7">.<text:line-break/>Write a program that calls these two functions using </text:span><text:span text:style-name="Strong_20_Emphasis"><text:span text:style-name="T7">two separate threads</text:span></text:span><text:span text:style-name="T7">.</text:span></text:p>
            </text:list-item>
          </text:list>
        </text:list-item>
        <text:list-item>
          <text:p text:style-name="P11"><text:span text:style-name="Strong_20_Emphasis"><text:span text:style-name="T7">Multiply every element of an array by a constant number</text:span></text:span><text:span text:style-name="T7"> such that:</text:span></text:p>
          <text:list>
            <text:list-item>
              <text:p text:style-name="P11"><text:span text:style-name="Strong_20_Emphasis"><text:span text:style-name="T7">Even-numbered threads</text:span></text:span><text:span text:style-name="T7"> multiply elements at </text:span><text:span text:style-name="Strong_20_Emphasis"><text:span text:style-name="T7">even indices</text:span></text:span><text:span text:style-name="T7">,</text:span></text:p>
            </text:list-item>
            <text:list-item>
              <text:p text:style-name="P11"><text:span text:style-name="Strong_20_Emphasis"><text:span text:style-name="T7">Odd-numbered threads</text:span></text:span><text:span text:style-name="T7"> multiply elements at </text:span><text:span text:style-name="Strong_20_Emphasis"><text:span text:style-name="T7">odd indices</text:span></text:span><text:span text:style-name="T7"><text:line-break/>(assume array indexing starts from </text:span><text:span text:style-name="Strong_20_Emphasis"><text:span text:style-name="T7">0</text:span></text:span><text:span text:style-name="T7">).</text:span></text:p>
            </text:list-item>
          </text:list>
        </text:list-item>
        <text:list-item>
          <text:p text:style-name="P12"><text:span text:style-name="Strong_20_Emphasis"><text:span text:style-name="T7">Write a program that takes two numbers as input from the user (</text:span></text:span><text:span text:style-name="Strong_20_Emphasis"><text:span text:style-name="Source_20_Text"><text:span text:style-name="T7">num1</text:span></text:span></text:span><text:span text:style-name="Strong_20_Emphasis"><text:span text:style-name="T7"> and </text:span></text:span><text:span text:style-name="Strong_20_Emphasis"><text:span text:style-name="Source_20_Text"><text:span text:style-name="T7">num2</text:span></text:span></text:span><text:span text:style-name="Strong_20_Emphasis"><text:span text:style-name="T7">).</text:span></text:span><text:span text:style-name="T7"><text:line-break/>The program should </text:span><text:span text:style-name="Strong_20_Emphasis"><text:span text:style-name="T7">list all numbers between 0 and </text:span></text:span><text:span text:style-name="Strong_20_Emphasis"><text:span text:style-name="Source_20_Text"><text:span text:style-name="T7">num2</text:span></text:span></text:span><text:span text:style-name="T7"> that are </text:span><text:span text:style-name="Strong_20_Emphasis"><text:span text:style-name="T7">divisible by </text:span></text:span><text:span text:style-name="Strong_20_Emphasis"><text:span text:style-name="Source_20_Text"><text:span text:style-name="T7">num1</text:span></text:span></text:span><text:span text:style-name="T7">.</text:span></text:p>
        </text:list-item>
      </text:list>
      <text:h text:style-name="P6" text:outline-level="3"><text:span text:style-name="Strong_20_Emphasis"><text:span text:style-name="T7">Note:</text:span></text:span></text:h>
      <text:p text:style-name="Text_20_body"><text:span text:style-name="T7">For all the above programs, the </text:span><text:span text:style-name="Strong_20_Emphasis"><text:span text:style-name="T7">input size should be large</text:span></text:span><text:span text:style-name="T7">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3:59:08.789624592</meta:creation-date>
    <meta:generator>LibreOffice/7.3.7.2$Linux_X86_64 LibreOffice_project/30$Build-2</meta:generator>
    <dc:date>2026-01-13T12:19:22.026867622</dc:date>
    <meta:editing-duration>PT2H36M44S</meta:editing-duration>
    <meta:editing-cycles>7</meta:editing-cycles>
    <meta:document-statistic meta:table-count="0" meta:image-count="0" meta:object-count="0" meta:page-count="1" meta:paragraph-count="24" meta:word-count="245" meta:character-count="1437" meta:non-whitespace-character-count="1208"/>
  </office:meta>
</office:document-meta>
</file>